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ook Antiqua" svg:font-family="'Book Antiqua', 'Century Schoolbook L', Georgia, 'Comic Sans MS', 'URW Bookman L', Garamond, TeXGyrePagella, 'DejaVu Serif', Purisa, serif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7723" officeooo:paragraph-rsid="000cd52b"/>
    </style:style>
    <style:style style:name="P2" style:family="paragraph" style:parent-style-name="Standard">
      <style:paragraph-properties fo:text-align="center" style:justify-single-word="false"/>
      <style:text-properties officeooo:paragraph-rsid="000cd52b"/>
    </style:style>
    <style:style style:name="P3" style:family="paragraph" style:parent-style-name="Standard">
      <style:paragraph-properties fo:text-align="start" style:justify-single-word="false"/>
      <style:text-properties officeooo:paragraph-rsid="000cd52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paragraph-rsid="0015136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paragraph-rsid="000f7cc9" style:font-size-asian="12pt" style:font-size-complex="12pt"/>
    </style:style>
    <style:style style:name="T1" style:family="text">
      <style:text-properties officeooo:rsid="000cd52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cd52b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e160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f7cc9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0a8fc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2976d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5136a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style:text-underline-style="none" fo:font-weight="normal" officeooo:rsid="000cd52b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fo:font-style="normal" style:text-underline-style="none" fo:font-weight="normal" officeooo:rsid="0015136a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style:text-underline-style="none" fo:font-weight="normal" officeooo:rsid="000e1600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style:text-underline-style="none" fo:font-weight="normal" officeooo:rsid="0012976d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style:text-underline-style="none" fo:font-weight="normal" officeooo:rsid="000f7cc9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style:text-underline-style="none" fo:font-weight="normal" officeooo:rsid="0010a8fc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style:text-underline-style="none" fo:font-weight="normal" officeooo:rsid="000cd52b"/>
    </style:style>
    <style:style style:name="T16" style:family="text">
      <style:text-properties fo:font-variant="normal" fo:text-transform="none" fo:color="#000000" fo:letter-spacing="normal" fo:font-style="normal" style:text-underline-style="none" fo:font-weight="normal" officeooo:rsid="0015136a"/>
    </style:style>
    <style:style style:name="T17" style:family="text">
      <style:text-properties fo:font-variant="normal" fo:text-transform="none" fo:color="#000000" fo:letter-spacing="normal" fo:font-style="normal" style:text-underline-style="none" fo:font-weight="normal" officeooo:rsid="000e1600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officeooo:rsid="0012976d"/>
    </style:style>
    <style:style style:name="T19" style:family="text">
      <style:text-properties fo:font-variant="normal" fo:text-transform="none" fo:color="#000000" fo:letter-spacing="normal" fo:font-style="normal" style:text-underline-style="none" fo:font-weight="normal" officeooo:rsid="000f7cc9"/>
    </style:style>
    <style:style style:name="T20" style:family="text">
      <style:text-properties fo:font-variant="normal" fo:text-transform="none" fo:color="#000000" fo:letter-spacing="normal" fo:font-style="normal" style:text-underline-style="none" fo:font-weight="normal" officeooo:rsid="0010a8fc"/>
    </style:style>
    <style:style style:name="T21" style:family="text">
      <style:text-properties fo:font-variant="normal" fo:text-transform="none" fo:color="#000050" style:font-name="Book Antiqua" fo:font-size="15pt" fo:letter-spacing="normal" fo:font-style="normal" style:text-underline-style="none" fo:font-weight="normal" officeooo:rsid="000cd52b" style:font-size-asian="12pt" style:font-size-complex="12pt"/>
    </style:style>
    <style:style style:name="T22" style:family="text">
      <style:text-properties fo:font-variant="normal" fo:text-transform="none" fo:color="#000050" style:font-name="monospace" fo:font-size="15pt" fo:letter-spacing="normal" fo:font-style="normal" fo:font-weight="normal"/>
    </style:style>
    <style:style style:name="T23" style:family="text">
      <style:text-properties fo:font-variant="normal" fo:text-transform="none" fo:color="#000050" style:font-name="monospace" fo:font-size="12pt" fo:letter-spacing="normal" fo:font-style="normal" style:text-underline-style="none" fo:font-weight="normal" officeooo:rsid="000cd52b" style:font-size-asian="12pt" style:font-size-complex="12pt"/>
    </style:style>
    <style:style style:name="T24" style:family="text">
      <style:text-properties fo:font-variant="normal" fo:text-transform="none" fo:color="#000050" fo:font-size="15pt" fo:letter-spacing="normal" fo:font-style="normal" style:text-underline-style="none" fo:font-weight="normal" officeooo:rsid="000cd52b" style:font-size-asian="12pt" style:font-size-complex="12pt"/>
    </style:style>
    <style:style style:name="T25" style:family="text">
      <style:text-properties fo:font-variant="normal" fo:text-transform="none" fo:color="#000050" style:font-name="Liberation Serif" fo:font-size="12pt" fo:letter-spacing="normal" fo:font-style="normal" style:text-underline-style="none" fo:font-weight="normal" officeooo:rsid="000cd52b" style:font-size-asian="12pt" style:font-size-complex="12pt"/>
    </style:style>
    <style:style style:name="T26" style:family="text">
      <style:text-properties fo:font-variant="normal" fo:text-transform="none" fo:color="#000050" fo:letter-spacing="normal" fo:font-style="normal" style:text-underline-style="none" fo:font-weight="normal" officeooo:rsid="000cd52b"/>
    </style:style>
    <style:style style:name="T27" style:family="text">
      <style:text-properties fo:font-variant="normal" fo:text-transform="none" fo:color="#0000f0" style:text-line-through-style="none" style:text-line-through-type="none" style:font-name="Book Antiqua" fo:font-size="15pt" fo:letter-spacing="normal" fo:font-style="normal" style:text-underline-style="none" fo:font-weight="normal" officeooo:rsid="000cd52b" style:text-blinking="false" style:font-size-asian="12pt" style:font-size-complex="12pt"/>
    </style:style>
    <style:style style:name="T28" style:family="text">
      <style:text-properties officeooo:rsid="001b7723"/>
    </style:style>
    <style:style style:name="T29" style:family="text">
      <style:text-properties style:font-name="Liberation Serif" officeooo:rsid="000cd52b"/>
    </style:style>
    <style:style style:name="T30" style:family="text">
      <style:text-properties style:font-name="Liberation Serif" fo:font-size="12pt" officeooo:rsid="000cd52b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EP<text:span text:style-name="T1">Sub</text:span></text:p>
      <text:p text:style-name="P2"/>
      <text:p text:style-name="P1">Ísis Ardisson Logullo – 7577410</text:p>
      <text:p text:style-name="P1"/>
      <text:p text:style-name="P1"/>
      <text:p text:style-name="P3"><text:span text:style-name="T28"><text:tab/></text:span><text:span text:style-name="T30">Nesse EpSub utilizei algumas classes auxiliares de SW: </text:span><text:a xlink:type="simple" xlink:href="http://algs4.cs.princeton.edu/code" text:style-name="Internet_20_link" text:visited-style-name="Visited_20_Internet_20_Link"><text:span text:style-name="T2">http://algs4.cs.princeton.edu/code</text:span></text:a></text:p>
      <text:p text:style-name="P4"><text:span text:style-name="T15">Para a compressão, utilizei uma fila de prioridade para construir a trie necessária para o algoritmo de Huffman, </text:span><text:span text:style-name="T16">a partir do vetor de frequências</text:span><text:span text:style-name="T26">. </text:span><text:span text:style-name="T15">Monto uma tabela de símbolos com os códigos necessários para essa compressão. </text:span><text:span text:style-name="T17">Ela é a tabela de códigos que leva cada caractere (8 bits) no seu código. As chaves são os caracteres e os valores os códigos. Essa tabela é um</text:span><text:span text:style-name="T18">a trie binária</text:span><text:span text:style-name="T17"> que será convertid</text:span><text:span text:style-name="T18">a</text:span><text:span text:style-name="T17"> na correspondente cadeia de bits. Com essa tabela produzo os bits codificados. Uso o stream de saida para gravar o arquivo bin com essa codificação do algoritmo. <text:tab/></text:span></text:p>
      <text:p text:style-name="P5"><text:span text:style-name="T17"><text:tab/>Esse stream de saida vê o tipo de entrada para salvar no arquivo de saida correspondente. Se a entrada for um txt, a saida é um</text:span><text:span text:style-name="T19">a</text:span><text:span text:style-name="T17"> compressão, logo terá um arquivo bin. Se for um arquivo bin de entrada, logo será uma decodificação e a saida será um txt.</text:span><text:span text:style-name="T15"> </text:span><text:span text:style-name="T17">Na decodificação cada código de caracter é convertido no correspondente caractere. A tabela de códigos tem códigos diferentes para caracteres diferentes e nenhum código é prefixo de outro. </text:span><text:span text:style-name="T16">Uso uma busca por cada uma das n chaves e essas chaves estão nas folhas da trie</text:span></text:p>
      <text:p text:style-name="P5"><text:span text:style-name="T17"><text:tab/></text:span><text:span text:style-name="T20">Tive alguns problemas para pegar as infos do arquivo quando é um bin de entrada. Utilizo o o Scan do Java para pegar todas os dados dos arquivos e passar para os métodos. Vejo a extesão do arquivo de entrada e por ela aciono o método certo. Um arquivo txt irá acionar a compactação e um arquivo bin irá acionar a descompactação.</text:span></text:p>
      <text:p text:style-name="P3"><text:span text:style-name="T4"/></text:p>
      <text:p text:style-name="P3"><text:span text:style-name="Teletype"><text:span text:style-name="T22"/></text:span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ook Antiqua" svg:font-family="'Book Antiqua', 'Century Schoolbook L', Georgia, 'Comic Sans MS', 'URW Bookman L', Garamond, TeXGyrePagella, 'DejaVu Serif', Purisa, serif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21:58:29.354804129</meta:creation-date>
    <dc:date>2022-07-27T22:24:37.660970038</dc:date>
    <meta:editing-duration>PT14M3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68" meta:character-count="1552" meta:non-whitespace-character-count="1284"/>
  </office:meta>
</office:document-meta>
</file>